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357" officeooo:paragraph-rsid="000e7357"/>
    </style:style>
    <style:style style:name="P2" style:family="paragraph" style:parent-style-name="Standard">
      <style:paragraph-properties fo:text-align="end" style:justify-single-word="false"/>
      <style:text-properties officeooo:rsid="000e7357" officeooo:paragraph-rsid="000e7357"/>
    </style:style>
    <style:style style:name="P3" style:family="paragraph" style:parent-style-name="Standard" style:list-style-name="L1">
      <style:text-properties officeooo:rsid="000e7357" officeooo:paragraph-rsid="000e7357"/>
    </style:style>
    <style:style style:name="P4" style:family="paragraph" style:parent-style-name="Standard">
      <style:text-properties officeooo:rsid="0010783a" officeooo:paragraph-rsid="0010783a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0783a" officeooo:paragraph-rsid="0010783a" style:font-weight-asian="bold" style:font-weight-complex="bold"/>
    </style:style>
    <style:style style:name="P7" style:family="paragraph" style:parent-style-name="Standard">
      <style:text-properties fo:font-size="13pt" style:text-underline-style="none" fo:font-weight="bold" officeooo:rsid="000e7357" officeooo:paragraph-rsid="00101b1a" style:font-size-asian="13pt" style:font-weight-asian="bold" style:font-size-complex="13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>
        <style:tab-stops/>
      </style:paragraph-properties>
      <style:text-properties fo:font-size="13pt" style:text-underline-style="none" fo:font-weight="normal" officeooo:rsid="000e7357" officeooo:paragraph-rsid="00101b1a" style:font-size-asian="13pt" style:font-weight-asian="normal" style:font-size-complex="13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officeooo:rsid="000e7357" officeooo:paragraph-rsid="00101b1a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fo:font-size="13pt" style:text-underline-style="solid" style:text-underline-width="auto" style:text-underline-color="font-color" fo:font-weight="normal" officeooo:rsid="000e7357" officeooo:paragraph-rsid="00101b1a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6aa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6aa3" style:font-weight-asian="normal" style:font-weight-complex="normal"/>
    </style:style>
    <style:style style:name="T5" style:family="text">
      <style:text-properties officeooo:rsid="000f6aa3"/>
    </style:style>
    <style:style style:name="T6" style:family="text">
      <style:text-properties officeooo:rsid="00101b1a"/>
    </style:style>
    <style:style style:name="T7" style:family="text">
      <style:text-properties officeooo:rsid="0010aa65"/>
    </style:style>
    <style:style style:name="T8" style:family="text">
      <style:text-properties officeooo:rsid="0010be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4.08.17</text:p>
      <text:p text:style-name="P2"><text:s/></text:p>
      <text:h text:style-name="Heading_20_1" text:outline-level="1"><text:span text:style-name="T7">2.3.1 </text:span>Introduction to the Front End</text:h>
      <text:p text:style-name="P1"/>
      <text:p text:style-name="P5">What is the role of HTML in a web page?</text:p>
      <text:p text:style-name="P4"/>
      <text:p text:style-name="P4">It’s responsible for the structure of the web site and how it is displayed in the <text:span text:style-name="T8">web browser</text:span></text:p>
      <text:p text:style-name="P4"/>
      <text:p text:style-name="P6">What is the role of CSS in a web page?</text:p>
      <text:p text:style-name="P4"/>
      <text:p text:style-name="P4">Styles the conten<text:span text:style-name="T7">t</text:span></text:p>
      <text:p text:style-name="P4"/>
      <text:p text:style-name="P6">What is the role of Javascript in a web page?</text:p>
      <text:p text:style-name="P6"/>
      <text:p text:style-name="P4">Adds interactive fun<text:span text:style-name="T7">c</text:span>tionality</text:p>
      <text:p text:style-name="P1"/>
      <text:p text:style-name="P1"/>
      <text:h text:style-name="Heading_20_3" text:outline-level="3">Dealing with files</text:h>
      <text:p text:style-name="P1"/>
      <text:p text:style-name="P1">when working on a project keep the related files in one folder which resembles the structure of that website</text:p>
      <text:p text:style-name="P1"/>
      <text:h text:style-name="Heading_20_3" text:outline-level="3">Casing and Spacing</text:h>
      <text:p text:style-name="P1"/>
      <text:list xml:id="list475457645323841744" text:style-name="L1">
        <text:list-item>
          <text:p text:style-name="P3">keep all files and directories in lower case, because man computers are case sensitive</text:p>
          <text:p text:style-name="P3"/>
        </text:list-item>
        <text:list-item>
          <text:p text:style-name="P3">don’t use spaces, because browsers, servers and programming languages don’t handle them consistently</text:p>
          <text:p text:style-name="P3"/>
        </text:list-item>
        <text:list-item>
          <text:p text:style-name="P3">use hyphens (<text:span text:style-name="T3">“</text:span><text:span text:style-name="T1">-</text:span><text:span text:style-name="T3">”</text:span>) instead of undersco<text:span text:style-name="T5">res (“</text:span><text:span text:style-name="T2">_</text:span><text:span text:style-name="T4">”</text:span><text:span text:style-name="T5">), because Google treats them as word separators</text:span></text:p>
        </text:list-item>
      </text:list>
      <text:p text:style-name="P1"/>
      <text:p text:style-name="P7">→<text:span text:style-name="T6"> Name files and directories only in lower case, without spaces, but with hyphens!</text:span></text:p>
      <text:p text:style-name="P8"><text:span text:style-name="T6">(“example-3.txt” instead of “Example_3.txt”)</text:span></text:p>
      <text:p text:style-name="P10"/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3:23:00.916867099</meta:creation-date>
    <dc:date>2017-08-04T14:19:06.239185964</dc:date>
    <meta:editing-duration>PT25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50" meta:character-count="861" meta:non-whitespace-character-count="731"/>
  </office:meta>
</office:document-meta>
</file>